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paragraph-properties fo:margin-left="0cm" fo:margin-right="0cm" fo:text-indent="0cm" style:auto-text-indent="false"/>
    </style:style>
    <style:style style:name="P1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0">Administration autonome de serveurs sur la grille avec une machine virtuelle</text:p>
      <text:p text:style-name="P8"/>
      <text:p text:style-name="P8">&lt;Nom du document&gt;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3"><text:a xlink:type="simple" xlink:href="mailto:jlouisy@etu.enseeiht.fr"><text:span text:style-name="T1">Julien Louisy</text:span></text:a></text:p>
        </text:list-item>
        <text:list-item>
          <text:p text:style-name="P13"><text:a xlink:type="simple" xlink:href="mailto:jlouisy@etu.enseeiht.fr"><text:span text:style-name="T1">Julien Clariond</text:span></text:a></text:p>
        </text:list-item>
        <text:list-item>
          <text:p text:style-name="P13"><text:a xlink:type="simple" xlink:href="mailto:jlouisy@etu.enseeiht.fr"><text:span text:style-name="T1">Hery Randriamanamihaga</text:span></text:a></text:p>
        </text:list-item>
        <text:list-item>
          <text:p text:style-name="P13"><text:a xlink:type="simple" xlink:href="mailto:jlouisy@etu.enseeiht.fr"><text:span text:style-name="T1">Ezequiel Geremia</text:span></text:a></text:p>
        </text:list-item>
        <text:list-item>
          <text:p text:style-name="P13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8">Sommaire</text:p>
          </text:index-title>
          <text:p text:style-name="P20">1 - Niveau 1<text:tab/>3</text:p>
          <text:p text:style-name="P19">1.1 - Niveau 2<text:tab/>3</text:p>
          <text:p text:style-name="P21">1.1.1 - Niveau 3<text:tab/>3</text:p>
        </text:index-body>
      </text:table-of-content>
      <text:p text:style-name="Standard"/>
      <text:h text:style-name="P11" text:outline-level="1">Niveau 1</text:h>
      <text:h text:style-name="Heading_20_2" text:outline-level="2">Niveau 2</text:h>
      <text:h text:style-name="Heading_20_3" text:outline-level="3">Niveau 3</text:h>
      <text:h text:style-name="P12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13T10:44:21</dc:date>
    <meta:editing-cycles>3</meta:editing-cycles>
    <meta:editing-duration>PT1H24M2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24" meta:word-count="84" meta:character-count="657"/>
  </office:meta>
</office:document-meta>
</file>